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ORTIZ DE ORUE VDA DE ARIZABAL, EUDO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3860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Z ORTIZ DE ORUE VDA DE ARIZABAL, EUDO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3860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ASTRO ARIZABAL, JEAN FRAN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17267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1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7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23:13:4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